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BC276650EA39D0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C276650EA39D0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defende sua autoridade</text:span></text:p>
            <text:p text:style-name="P3"><text:span text:style-name="T2">(João </text:span><text:span text:style-name="T3">5.16-47</text:span><text:span text:style-name="T2">)</text:span></text:p>
            <text:p text:style-name="P1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8T15:19:06.719000000</dc:date>
    <meta:editing-duration>PT2H32M4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